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136.57mm" svg:y="5.58mm">
            <loext:p draw:notify-on-update-of-ranges="Hoja1.A2:Hoja1.A2 Hoja1.A3:Hoja1.A6 Hoja1.B2:Hoja1.B2 Hoja1.B3:Hoja1.B6 Hoja1.C2:Hoja1.C2 Hoja1.C3:Hoja1.C6 Hoja1.D2:Hoja1.D2 Hoja1.D3:Hoja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36.57mm" svg:y="105.72mm">
            <loext:p draw:notify-on-update-of-ranges="Hoja1.A9:Hoja1.A9 Hoja1.A10:Hoja1.A14 Hoja1.B9:Hoja1.B9 Hoja1.B10:Hoja1.B14 Hoja1.C9:Hoja1.C9 Hoja1.C10:Hoja1.C14 Hoja1.D9:Hoja1.D9 Hoja1.D10:Hoja1.D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c 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753101" calcext:value-type="float">
            <text:p>0,003753101</text:p>
          </table:table-cell>
          <table:table-cell office:value-type="float" office:value="0.120822387" calcext:value-type="float">
            <text:p>0,120822387</text:p>
          </table:table-cell>
          <table:table-cell office:value-type="float" office:value="0.723684664" calcext:value-type="float">
            <text:p>0,723684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64045" calcext:value-type="float">
            <text:p>0,000964045</text:p>
          </table:table-cell>
          <table:table-cell office:value-type="float" office:value="0.057888133" calcext:value-type="float">
            <text:p>0,057888133</text:p>
          </table:table-cell>
          <table:table-cell office:value-type="float" office:value="0.345251758" calcext:value-type="float">
            <text:p>0,345251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61676" calcext:value-type="float">
            <text:p>0,000661676</text:p>
          </table:table-cell>
          <table:table-cell office:value-type="float" office:value="0.038613948" calcext:value-type="float">
            <text:p>0,038613948</text:p>
          </table:table-cell>
          <table:table-cell office:value-type="float" office:value="0.227788244" calcext:value-type="float">
            <text:p>0,227788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79069" calcext:value-type="float">
            <text:p>0,000479069</text:p>
          </table:table-cell>
          <table:table-cell office:value-type="float" office:value="0.031843036" calcext:value-type="float">
            <text:p>0,031843036</text:p>
          </table:table-cell>
          <table:table-cell office:value-type="float" office:value="0.178777537" calcext:value-type="float">
            <text:p>0,1787775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cgr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.º threa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490883" calcext:value-type="float">
            <text:p>0,002490883</text:p>
          </table:table-cell>
          <table:table-cell office:value-type="float" office:value="0.206696858" calcext:value-type="float">
            <text:p>0,206696858</text:p>
          </table:table-cell>
          <table:table-cell office:value-type="float" office:value="3.107053562" calcext:value-type="float">
            <text:p>3,107053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67058" calcext:value-type="float">
            <text:p>0,001467058</text:p>
          </table:table-cell>
          <table:table-cell office:value-type="float" office:value="0.105336561" calcext:value-type="float">
            <text:p>0,105336561</text:p>
          </table:table-cell>
          <table:table-cell office:value-type="float" office:value="1.671033627" calcext:value-type="float">
            <text:p>1,671033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809" calcext:value-type="float">
            <text:p>0,0007809</text:p>
          </table:table-cell>
          <table:table-cell office:value-type="float" office:value="0.05601222" calcext:value-type="float">
            <text:p>0,05601222</text:p>
          </table:table-cell>
          <table:table-cell office:value-type="float" office:value="0.844540887" calcext:value-type="float">
            <text:p>0,844540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9061" calcext:value-type="float">
            <text:p>0,00039061</text:p>
          </table:table-cell>
          <table:table-cell office:value-type="float" office:value="0.029550401" calcext:value-type="float">
            <text:p>0,029550401</text:p>
          </table:table-cell>
          <table:table-cell office:value-type="float" office:value="0.417891079" calcext:value-type="float">
            <text:p>0,417891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81333" calcext:value-type="float">
            <text:p>0,000281333</text:p>
          </table:table-cell>
          <table:table-cell office:value-type="float" office:value="0.018984698" calcext:value-type="float">
            <text:p>0,018984698</text:p>
          </table:table-cell>
          <table:table-cell office:value-type="float" office:value="0.279857716" calcext:value-type="float">
            <text:p>0,279857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35:04.040172677</meta:creation-date>
    <meta:generator>LibreOffice/5.1.6.2$Linux_X86_64 LibreOffice_project/10m0$Build-2</meta:generator>
    <dc:date>2018-05-01T21:43:50.843417924</dc:date>
    <meta:editing-duration>PT8M46S</meta:editing-duration>
    <meta:editing-cycles>2</meta:editing-cycles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22cm" svg:y="0.316cm" chart:style-name="ch2">
          <text:p>Pc local</text:p>
        </chart:title>
        <chart:legend chart:legend-position="end" svg:x="14.098cm" svg:y="3.705cm" style:legend-expansion="high" chart:style-name="ch3"/>
        <chart:plot-area chart:style-name="ch4" table:cell-range-address="Hoja1.A2:Hoja1.D6" chart:data-source-has-labels="both" svg:x="0.319cm" svg:y="1.275cm" svg:width="13.46cm" svg:height="7.55cm">
          <chartooo:coordinate-region svg:x="1.046cm" svg:y="1.474cm" svg:width="12.639cm" svg:height="6.704cm"/>
          <chart:axis chart:dimension="x" chart:name="primary-x" chart:style-name="ch5" chartooo:axis-type="auto">
            <chartooo:date-scale/>
            <chart:categories table:cell-range-address="Hoja1.A3:Hoja1.A6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6" chart:label-cell-address="Hoja1.B2:Hoja1.B2" chart:class="chart:line">
            <chart:data-point chart:repeated="4"/>
          </chart:series>
          <chart:series chart:style-name="ch8" chart:values-cell-range-address="Hoja1.C3:Hoja1.C6" chart:label-cell-address="Hoja1.C2:Hoja1.C2" chart:class="chart:line">
            <chart:data-point chart:repeated="4"/>
          </chart:series>
          <chart:series chart:style-name="ch9" chart:values-cell-range-address="Hoja1.D3:Hoja1.D6" chart:label-cell-address="Hoja1.D2:Hoja1.D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Hoja1.B2:Hoja1.B2</svg:desc>
                </draw:g>
              </table:table-cell>
              <table:table-cell office:value-type="string">
                <text:p>400</text:p>
                <draw:g>
                  <svg:desc>Hoja1.C2:Hoja1.C2</svg:desc>
                </draw:g>
              </table:table-cell>
              <table:table-cell office:value-type="string">
                <text:p>700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3:Hoja1.A6</svg:desc>
                </draw:g>
              </table:table-cell>
              <table:table-cell office:value-type="float" office:value="0.003753101">
                <text:p>0.003753101</text:p>
                <draw:g>
                  <svg:desc>Hoja1.B3:Hoja1.B6</svg:desc>
                </draw:g>
              </table:table-cell>
              <table:table-cell office:value-type="float" office:value="0.120822387">
                <text:p>0.120822387</text:p>
                <draw:g>
                  <svg:desc>Hoja1.C3:Hoja1.C6</svg:desc>
                </draw:g>
              </table:table-cell>
              <table:table-cell office:value-type="float" office:value="0.723684664">
                <text:p>0.723684664</text:p>
                <draw:g>
                  <svg:desc>Hoja1.D3:Hoja1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964045">
                <text:p>0.000964045</text:p>
              </table:table-cell>
              <table:table-cell office:value-type="float" office:value="0.057888133">
                <text:p>0.057888133</text:p>
              </table:table-cell>
              <table:table-cell office:value-type="float" office:value="0.345251758">
                <text:p>0.3452517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661676">
                <text:p>0.000661676</text:p>
              </table:table-cell>
              <table:table-cell office:value-type="float" office:value="0.038613948">
                <text:p>0.038613948</text:p>
              </table:table-cell>
              <table:table-cell office:value-type="float" office:value="0.227788244">
                <text:p>0.2277882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79069">
                <text:p>0.000479069</text:p>
              </table:table-cell>
              <table:table-cell office:value-type="float" office:value="0.031843036">
                <text:p>0.031843036</text:p>
              </table:table-cell>
              <table:table-cell office:value-type="float" office:value="0.178777537">
                <text:p>0.178777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241cm" svg:y="0.316cm" chart:style-name="ch2">
          <text:p>atcgrid</text:p>
        </chart:title>
        <chart:legend chart:legend-position="end" svg:x="14.098cm" svg:y="3.705cm" style:legend-expansion="high" chart:style-name="ch3"/>
        <chart:plot-area chart:style-name="ch4" table:cell-range-address="Hoja1.A9:Hoja1.D14" chart:data-source-has-labels="both" svg:x="0.319cm" svg:y="1.275cm" svg:width="13.46cm" svg:height="7.55cm">
          <chartooo:coordinate-region svg:x="1.046cm" svg:y="1.474cm" svg:width="12.546cm" svg:height="6.704cm"/>
          <chart:axis chart:dimension="x" chart:name="primary-x" chart:style-name="ch5" chartooo:axis-type="auto">
            <chartooo:date-scale/>
            <chart:categories table:cell-range-address="Hoja1.A10:Hoja1.A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0:Hoja1.B14" chart:label-cell-address="Hoja1.B9:Hoja1.B9" chart:class="chart:line">
            <chart:data-point chart:repeated="5"/>
          </chart:series>
          <chart:series chart:style-name="ch8" chart:values-cell-range-address="Hoja1.C10:Hoja1.C14" chart:label-cell-address="Hoja1.C9:Hoja1.C9" chart:class="chart:line">
            <chart:data-point chart:repeated="5"/>
          </chart:series>
          <chart:series chart:style-name="ch9" chart:values-cell-range-address="Hoja1.D10:Hoja1.D14" chart:label-cell-address="Hoja1.D9:Hoja1.D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Hoja1.B9:Hoja1.B9</svg:desc>
                </draw:g>
              </table:table-cell>
              <table:table-cell office:value-type="string">
                <text:p>400</text:p>
                <draw:g>
                  <svg:desc>Hoja1.C9:Hoja1.C9</svg:desc>
                </draw:g>
              </table:table-cell>
              <table:table-cell office:value-type="string">
                <text:p>700</text:p>
                <draw:g>
                  <svg:desc>Hoja1.D9:Hoja1.D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0:Hoja1.A14</svg:desc>
                </draw:g>
              </table:table-cell>
              <table:table-cell office:value-type="float" office:value="0.002490883">
                <text:p>0.002490883</text:p>
                <draw:g>
                  <svg:desc>Hoja1.B10:Hoja1.B14</svg:desc>
                </draw:g>
              </table:table-cell>
              <table:table-cell office:value-type="float" office:value="0.206696858">
                <text:p>0.206696858</text:p>
                <draw:g>
                  <svg:desc>Hoja1.C10:Hoja1.C14</svg:desc>
                </draw:g>
              </table:table-cell>
              <table:table-cell office:value-type="float" office:value="3.107053562">
                <text:p>3.107053562</text:p>
                <draw:g>
                  <svg:desc>Hoja1.D10:Hoja1.D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467058">
                <text:p>0.001467058</text:p>
              </table:table-cell>
              <table:table-cell office:value-type="float" office:value="0.105336561">
                <text:p>0.105336561</text:p>
              </table:table-cell>
              <table:table-cell office:value-type="float" office:value="1.671033627">
                <text:p>1.6710336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7809">
                <text:p>0.0007809</text:p>
              </table:table-cell>
              <table:table-cell office:value-type="float" office:value="0.05601222">
                <text:p>0.05601222</text:p>
              </table:table-cell>
              <table:table-cell office:value-type="float" office:value="0.844540887">
                <text:p>0.8445408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9061">
                <text:p>0.00039061</text:p>
              </table:table-cell>
              <table:table-cell office:value-type="float" office:value="0.029550401">
                <text:p>0.029550401</text:p>
              </table:table-cell>
              <table:table-cell office:value-type="float" office:value="0.417891079">
                <text:p>0.4178910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81333">
                <text:p>0.000281333</text:p>
              </table:table-cell>
              <table:table-cell office:value-type="float" office:value="0.018984698">
                <text:p>0.018984698</text:p>
              </table:table-cell>
              <table:table-cell office:value-type="float" office:value="0.279857716">
                <text:p>0.279857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